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8f1b" officeooo:paragraph-rsid="00118f1b" style:font-weight-asian="bold" style:font-weight-complex="bold"/>
    </style:style>
    <style:style style:name="P2" style:family="paragraph" style:parent-style-name="Standard">
      <style:paragraph-properties fo:text-align="start" style:justify-single-word="false"/>
      <style:text-properties fo:font-size="14pt" fo:font-weight="bold" officeooo:rsid="001337eb" officeooo:paragraph-rsid="001337eb" style:font-weight-asian="bold" style:font-weight-complex="bold"/>
    </style:style>
    <style:style style:name="P3" style:family="paragraph" style:parent-style-name="Standard">
      <style:paragraph-properties fo:text-align="start" style:justify-single-word="false"/>
      <style:text-properties fo:font-size="14pt" fo:font-weight="bold" officeooo:rsid="0015963e" officeooo:paragraph-rsid="0015963e" style:font-weight-asian="bold" style:font-weight-complex="bold"/>
    </style:style>
    <style:style style:name="P4" style:family="paragraph" style:parent-style-name="Standard">
      <style:paragraph-properties fo:text-align="start" style:justify-single-word="false"/>
      <style:text-properties fo:font-size="14pt" fo:font-weight="bold" officeooo:rsid="001a8731" officeooo:paragraph-rsid="001a8731" style:font-weight-asian="bold" style:font-weight-complex="bold"/>
    </style:style>
    <style:style style:name="P5" style:family="paragraph" style:parent-style-name="Standard">
      <style:paragraph-properties fo:text-align="center" style:justify-single-word="false"/>
      <style:text-properties fo:font-size="16pt" fo:font-weight="bold" officeooo:rsid="00118f1b" officeooo:paragraph-rsid="00118f1b" style:font-weight-asian="bold" style:font-weight-complex="bold"/>
    </style:style>
    <style:style style:name="P6" style:family="paragraph" style:parent-style-name="Standard">
      <style:paragraph-properties fo:text-align="start" style:justify-single-word="false"/>
      <style:text-properties fo:font-size="16pt" fo:font-weight="bold" officeooo:rsid="00118f1b" officeooo:paragraph-rsid="00118f1b" style:font-weight-asian="bold" style:font-weight-complex="bold"/>
    </style:style>
    <style:style style:name="P7" style:family="paragraph" style:parent-style-name="Standard" style:list-style-name="L1">
      <style:paragraph-properties fo:text-align="start" style:justify-single-word="false"/>
      <style:text-properties fo:font-size="12pt" fo:font-weight="normal" officeooo:rsid="001337eb" officeooo:paragraph-rsid="001337eb"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337eb" officeooo:paragraph-rsid="001337eb" style:font-weight-asian="normal" style:font-weight-complex="normal"/>
    </style:style>
    <style:style style:name="P9" style:family="paragraph" style:parent-style-name="Standard" style:list-style-name="L2">
      <style:paragraph-properties fo:text-align="start" style:justify-single-word="false"/>
      <style:text-properties fo:font-size="12pt" fo:font-weight="normal" officeooo:rsid="001351e5" officeooo:paragraph-rsid="001351e5" style:font-weight-asian="normal" style:font-weight-complex="normal"/>
    </style:style>
    <style:style style:name="P10" style:family="paragraph" style:parent-style-name="Standard" style:list-style-name="L1">
      <style:paragraph-properties fo:text-align="start" style:justify-single-word="false"/>
      <style:text-properties fo:font-size="12pt" fo:font-weight="normal" officeooo:rsid="001351e5" officeooo:paragraph-rsid="001351e5"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351e5" officeooo:paragraph-rsid="001351e5" style:font-weight-asian="normal" style:font-weight-complex="normal"/>
    </style:style>
    <style:style style:name="P12" style:family="paragraph" style:parent-style-name="Standard" style:list-style-name="L1">
      <style:paragraph-properties fo:text-align="start" style:justify-single-word="false"/>
      <style:text-properties fo:font-size="12pt" fo:font-weight="normal" officeooo:rsid="00157f5c" officeooo:paragraph-rsid="00157f5c" style:font-weight-asian="normal" style:font-weight-complex="normal"/>
    </style:style>
    <style:style style:name="P13" style:family="paragraph" style:parent-style-name="Standard" style:list-style-name="L3">
      <style:paragraph-properties fo:text-align="start" style:justify-single-word="false"/>
      <style:text-properties fo:font-size="12pt" fo:font-weight="normal" officeooo:rsid="00176562" officeooo:paragraph-rsid="00176562"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76562" officeooo:paragraph-rsid="00176562" style:font-weight-asian="normal" style:font-weight-complex="normal"/>
    </style:style>
    <style:style style:name="P15" style:family="paragraph" style:parent-style-name="Standard" style:list-style-name="L4">
      <style:paragraph-properties fo:text-align="start" style:justify-single-word="false"/>
      <style:text-properties fo:font-size="12pt" fo:font-weight="normal" officeooo:rsid="001ad4ee" officeooo:paragraph-rsid="001ad4ee" style:font-weight-asian="normal" style:font-weight-complex="normal"/>
    </style:style>
    <style:style style:name="P16" style:family="paragraph" style:parent-style-name="Standard" style:list-style-name="L2">
      <style:paragraph-properties fo:text-align="start" style:justify-single-word="false"/>
      <style:text-properties fo:font-size="12pt" fo:font-weight="normal" officeooo:rsid="001ad4ee" officeooo:paragraph-rsid="001ad4ee" style:font-weight-asian="normal" style:font-weight-complex="normal"/>
    </style:style>
    <style:style style:name="P17" style:family="paragraph" style:parent-style-name="Standard" style:list-style-name="L1">
      <style:paragraph-properties fo:text-align="start" style:justify-single-word="false"/>
      <style:text-properties officeooo:paragraph-rsid="001337eb"/>
    </style:style>
    <style:style style:name="T1" style:family="text">
      <style:text-properties fo:font-size="12pt" fo:font-weight="normal" officeooo:rsid="001337eb" style:font-weight-asian="normal" style:font-weight-complex="normal"/>
    </style:style>
    <style:style style:name="T2" style:family="text">
      <style:text-properties fo:font-size="12pt" fo:font-weight="bold" officeooo:rsid="001337eb" style:font-weight-asian="bold" style:font-weight-complex="bold"/>
    </style:style>
    <style:style style:name="T3" style:family="text">
      <style:text-properties fo:font-weight="bold" style:font-weight-asian="bold" style:font-weight-complex="bold"/>
    </style:style>
    <style:style style:name="T4" style:family="text">
      <style:text-properties officeooo:rsid="00149628"/>
    </style:style>
    <style:style style:name="T5" style:family="text">
      <style:text-properties officeooo:rsid="00157f5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1c8d3b"/>
    </style:style>
    <style:style style:name="T10" style:family="text">
      <style:text-properties officeooo:rsid="001d60ed"/>
    </style:style>
    <style:style style:name="T11" style:family="text">
      <style:text-properties officeooo:rsid="001e0b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nked Lists</text:p>
      <text:p text:style-name="P6"/>
      <text:p text:style-name="P1">Linked Lists</text:p>
      <text:list xml:id="list810059381" text:style-name="L1">
        <text:list-item>
          <text:p text:style-name="P7">A linked list is a linear collection of data elements called nodes that 'point' to the next node by means of a pointer.</text:p>
          <text:list>
            <text:list-item>
              <text:p text:style-name="P17"><text:span text:style-name="T1">A node consists of two parts:</text:span></text:p>
              <text:list>
                <text:list-item>
                  <text:p text:style-name="P7">The data, what the node is carrying</text:p>
                </text:list-item>
                <text:list-item>
                  <text:p text:style-name="P7">The tail, the pointer</text:p>
                </text:list-item>
              </text:list>
            </text:list-item>
            <text:list-item>
              <text:p text:style-name="P7">A linear collection of data is a data structure where there is a sequence and order to how they are constructed and traversed.</text:p>
            </text:list-item>
            <text:list-item>
              <text:p text:style-name="P7">The <text:span text:style-name="T3">head node</text:span> is the first node in the list</text:p>
            </text:list-item>
            <text:list-item>
              <text:p text:style-name="P17"><text:span text:style-name="T1">The </text:span><text:span text:style-name="T2">tail node</text:span><text:span text:style-name="T1"> is the last node in a list</text:span></text:p>
              <text:p text:style-name="P17"><text:span text:style-name="T1"/></text:p>
            </text:list-item>
          </text:list>
        </text:list-item>
        <text:list-item>
          <text:p text:style-name="P7">A basic representation of a linked list is as such:</text:p>
          <text:list>
            <text:list-item>
              <text:p text:style-name="P7">[ NODE (head) ] -&gt; [ NODE ] - &gt; [ NODE (tail) ] -&gt; nil</text:p>
            </text:list-item>
          </text:list>
        </text:list-item>
        <text:list-item>
          <text:p text:style-name="P10">Linked lists <text:span text:style-name="T4">are dynamic data structures</text:span><text:span text:style-name="T5">.</text:span></text:p>
          <text:list>
            <text:list-item>
              <text:p text:style-name="P12">Dynamic data structures: A dynamic data structure can shrink and grow in memory. There is no requirement on a set amount of memory needed in order to exist. </text:p>
              <text:list>
                <text:list-item>
                  <text:p text:style-name="P12">Dynamic data structures do not need to be contiguous.</text:p>
                </text:list-item>
              </text:list>
              <text:p text:style-name="P12">Static data structures: A static data structure needs to have a contiguous block of memory. </text:p>
            </text:list-item>
          </text:list>
        </text:list-item>
      </text:list>
      <text:p text:style-name="P8"/>
      <text:p text:style-name="P2">Linear vs Non-linear structures</text:p>
      <text:list xml:id="list2150660022" text:style-name="L2">
        <text:list-item>
          <text:p text:style-name="P9">In Linear data structures, you must traverse through elements/nodes sequentially.</text:p>
          <text:list>
            <text:list-item>
              <text:p text:style-name="P16">This means that to access a node in the middle, you have to traverse from the root node until the desired node.<text:span text:style-name="T9"><text:tab/></text:span></text:p>
            </text:list-item>
          </text:list>
        </text:list-item>
        <text:list-item>
          <text:p text:style-name="P9">In Non-linear data structures, nodes can be interconnected to other nodes and can't always be traversed sequentially.</text:p>
        </text:list-item>
      </text:list>
      <text:p text:style-name="P11"/>
      <text:p text:style-name="P3">List of all shapes and sizes</text:p>
      <text:list xml:id="list2222257916" text:style-name="L3">
        <text:list-item>
          <text:p text:style-name="P13">There are different ways to structure a linked lists. These different types of structuring can affect how the list is traversed.</text:p>
        </text:list-item>
        <text:list-item>
          <text:p text:style-name="P13">The different types of linked lists are: singly linked lists, doubly linked lists, and circular linked lists.</text:p>
          <text:list>
            <text:list-item>
              <text:p text:style-name="P13">Singly linked lists: have a single track that is traversable. It starts at the head node (root) and traverses until the last node, which points to <text:span text:style-name="T3">nil</text:span>.</text:p>
            </text:list-item>
            <text:list-item>
              <text:p text:style-name="P13">Doubly linked lists: A doubly linked list has two reference pointers, the tail and the preceding node. These type of lists are useful when you need to traverse the data structure from either direction as there are pointers to the next and previous nodes.</text:p>
              <text:list>
                <text:list-item>
                  <text:p text:style-name="P13">This extra usage comes with extra memory costs as you need to store an extra reference pointer compared to singly linked lists.</text:p>
                </text:list-item>
              </text:list>
            </text:list-item>
            <text:list-item>
              <text:p text:style-name="P13">Circular linked lists: This type of list does not end with a node pointing to <text:span text:style-name="T3">nil</text:span>. Rather, it has a node that acts as the <text:span text:style-name="T6">tail</text:span><text:span text:style-name="T8"> of the list, and the node after the tail node is the beginning of the list. </text:span></text:p>
              <text:list>
                <text:list-item>
                  <text:p text:style-name="P13"><text:span text:style-name="T8">This structures allows for easy insertion to the end of the list since the first and last elements point to one another. </text:span></text:p>
                </text:list-item>
              </text:list>
            </text:list-item>
          </text:list>
        </text:list-item>
      </text:list>
      <text:p text:style-name="P14"><text:span text:style-name="T8"/></text:p>
      <text:p text:style-name="P4"><text:span text:style-name="T8">Ruby &amp; Linked Lists</text:span></text:p>
      <text:list xml:id="list2131504533" text:style-name="L4">
        <text:list-item>
          <text:p text:style-name="P15"><text:soft-page-break/><text:span text:style-name="T8">In Ruby, linked lists are not necessary and arrays can be used as an alternative to linked lists.</text:span></text:p>
        </text:list-item>
        <text:list-item>
          <text:p text:style-name="P15"><text:span text:style-name="T8">With the use of </text:span><text:span text:style-name="T7">#shift, #unshift, #push, #pop</text:span><text:span text:style-name="T8"> methods, arrays act similarly as linked list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31" meta:word-count="488" meta:character-count="2581" meta:non-whitespace-character-count="2144"/>
  </office:meta>
</office:document-meta>
</file>